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1483"/>
    </style:style>
    <style:style style:name="P2" style:family="paragraph" style:parent-style-name="Standard">
      <style:text-properties officeooo:paragraph-rsid="001723c7"/>
    </style:style>
    <style:style style:name="T1" style:family="text">
      <style:text-properties officeooo:rsid="001014f6"/>
    </style:style>
    <style:style style:name="T2" style:family="text">
      <style:text-properties officeooo:rsid="0015a476"/>
    </style:style>
    <style:style style:name="T3" style:family="text">
      <style:text-properties officeooo:rsid="001ba6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Q] </text:span>Report precision, recall, and F-score measures on test sets using models</text:p>
      <text:p text:style-name="Standard">based on the gini index, mis-classification error and cross-entropy.</text:p>
      <text:p text:style-name="P2"><text:span text:style-name="T1">Q] </text:span>Report results of feature ablation study and state which feature has contributed most towards correctly predicting a particular class</text:p>
      <text:p text:style-name="P2"/>
      <text:p text:style-name="Standard">Mapping for target class</text:p>
      <text:p text:style-name="Standard">{'ABBR': 0, 'DESC': 1, 'ENTY': 2, 'HUM': 3, 'LOC': 4, 'NUM': 5}</text:p>
      <text:p text:style-name="Standard">Datatset Attribute</text:p>
      <text:p text:style-name="Standard">------------------------------------------------------------------------------------------------------------------------</text:p>
      <text:p text:style-name="Standard">| Targte class | Raw Question | Question After preprocessing | length of question | Lexical | syntactical |</text:p>
      <text:p text:style-name="Standard">------------------------------------------------------------------------------------------------------------------------</text:p>
      <text:p text:style-name="Standard">first 5 rows from dataset after processing the question</text:p>
      <text:p text:style-name="Standard">Row 0</text:p>
      <text:p text:style-name="Standard">1</text:p>
      <text:p text:style-name="Standard">How did serfdom develop in and then leave Russia ?</text:p>
      <text:p text:style-name="Standard">['how', 'did', 'serfdom', 'develop', 'in', 'and', 'then', 'leave', 'russia']</text:p>
      <text:p text:style-name="Standard">9</text:p>
      <text:p text:style-name="Standard">None</text:p>
      <text:p text:style-name="Standard">None</text:p>
      <text:p text:style-name="Standard">Row 1</text:p>
      <text:p text:style-name="Standard">2</text:p>
      <text:p text:style-name="Standard">What films featured the character Popeye Doyle ?</text:p>
      <text:p text:style-name="Standard">['what', 'films', 'featured', 'the', 'character', 'popeye', 'doyle']</text:p>
      <text:p text:style-name="Standard">7</text:p>
      <text:p text:style-name="Standard">None</text:p>
      <text:p text:style-name="Standard">None</text:p>
      <text:p text:style-name="Standard">Row 2</text:p>
      <text:p text:style-name="Standard">1</text:p>
      <text:p text:style-name="Standard">How can I find a list of celebrities ' real names ?</text:p>
      <text:p text:style-name="Standard">['how', 'can', 'find', 'list', 'of', 'celebrities', 'real', 'names']</text:p>
      <text:p text:style-name="Standard">8</text:p>
      <text:p text:style-name="Standard">None</text:p>
      <text:p text:style-name="Standard">None</text:p>
      <text:p text:style-name="Standard">Row 3</text:p>
      <text:p text:style-name="Standard">2</text:p>
      <text:p text:style-name="Standard">What fowl grabs the spotlight after the Chinese Year of the Monkey ?</text:p>
      <text:p text:style-name="Standard">['what', 'fowl', 'grabs', 'the', 'spotlight', 'after', 'the', 'chinese', 'year', 'of', 'the', 'monkey']</text:p>
      <text:p text:style-name="Standard">12</text:p>
      <text:p text:style-name="Standard">None</text:p>
      <text:p text:style-name="Standard">None</text:p>
      <text:p text:style-name="Standard">Row 4</text:p>
      <text:p text:style-name="Standard">0</text:p>
      <text:p text:style-name="Standard">What is the full form of .com ?</text:p>
      <text:p text:style-name="Standard">['what', 'is', 'the', 'full', 'form', 'of', 'com']</text:p>
      <text:p text:style-name="Standard">7</text:p>
      <text:p text:style-name="Standard">None</text:p>
      <text:p text:style-name="Standard">None</text:p>
      <text:p text:style-name="Standard">first 5 rows from dataset after extracting lexical and syntactic data</text:p>
      <text:p text:style-name="Standard"><text:soft-page-break/>Row 0</text:p>
      <text:p text:style-name="Standard">1</text:p>
      <text:p text:style-name="Standard">How did serfdom develop in and then leave Russia ?</text:p>
      <text:p text:style-name="Standard">['how', 'did', 'serfdom', 'develop', 'in', 'and', 'then', 'leave', 'russia']</text:p>
      <text:p text:style-name="Standard">9</text:p>
      <text:p text:style-name="Standard">['how', 'did', 'in', 'and', 'then']</text:p>
      <text:p text:style-name="Standard">['WRB', 'VBD', 'IN', 'CC', 'RB']</text:p>
      <text:p text:style-name="Standard">Row 1</text:p>
      <text:p text:style-name="Standard">2</text:p>
      <text:p text:style-name="Standard">What films featured the character Popeye Doyle ?</text:p>
      <text:p text:style-name="Standard">['what', 'films', 'featured', 'the', 'character', 'popeye', 'doyle']</text:p>
      <text:p text:style-name="Standard">7</text:p>
      <text:p text:style-name="Standard">['what', 'the', 'character']</text:p>
      <text:p text:style-name="Standard">['WP', 'DT', 'NN']</text:p>
      <text:p text:style-name="Standard">Row 2</text:p>
      <text:p text:style-name="Standard">1</text:p>
      <text:p text:style-name="Standard">How can I find a list of celebrities ' real names ?</text:p>
      <text:p text:style-name="Standard">['how', 'can', 'find', 'list', 'of', 'celebrities', 'real', 'names']</text:p>
      <text:p text:style-name="Standard">8</text:p>
      <text:p text:style-name="Standard">['how', 'can', 'find', 'list', 'of', 'real', 'names']</text:p>
      <text:p text:style-name="Standard">['WRB', 'MD', 'VB', 'NN', 'IN', 'JJ', 'NNS']</text:p>
      <text:p text:style-name="Standard">Row 3</text:p>
      <text:p text:style-name="Standard">2</text:p>
      <text:p text:style-name="Standard">What fowl grabs the spotlight after the Chinese Year of the Monkey ?</text:p>
      <text:p text:style-name="Standard">['what', 'fowl', 'grabs', 'the', 'spotlight', 'after', 'the', 'chinese', 'year', 'of', 'the', 'monkey']</text:p>
      <text:p text:style-name="Standard">12</text:p>
      <text:p text:style-name="Standard">['what', 'the', 'after', 'the', 'chinese', 'year', 'of', 'the']</text:p>
      <text:p text:style-name="Standard">['WP', 'DT', 'IN', 'DT', 'JJ', 'NN', 'IN', 'DT']</text:p>
      <text:p text:style-name="Standard">Row 4</text:p>
      <text:p text:style-name="Standard">0</text:p>
      <text:p text:style-name="Standard">What is the full form of .com ?</text:p>
      <text:p text:style-name="Standard">['what', 'is', 'the', 'full', 'form', 'of', 'com']</text:p>
      <text:p text:style-name="Standard">7</text:p>
      <text:p text:style-name="Standard">['what', 'is', 'the', 'full', 'form', 'of', 'com']</text:p>
      <text:p text:style-name="Standard">['WP', 'VBZ', 'DT', 'JJ', 'NN', 'IN', 'NN']</text:p>
      <text:p text:style-name="Standard">first 5 rows from training dataset after probability calculations</text:p>
      <text:p text:style-name="Standard">Row 0</text:p>
      <text:p text:style-name="Standard">1</text:p>
      <text:p text:style-name="Standard">How did serfdom develop in and then leave Russia ?</text:p>
      <text:p text:style-name="Standard">['how', 'did', 'serfdom', 'develop', 'in', 'and', 'then', 'leave', 'russia']</text:p>
      <text:p text:style-name="Standard">9</text:p>
      <text:p text:style-name="Standard">7.734196724847904e-08</text:p>
      <text:p text:style-name="Standard">0.00013266783798205007</text:p>
      <text:p text:style-name="Standard">Row 1</text:p>
      <text:p text:style-name="Standard">2</text:p>
      <text:p text:style-name="Standard">What films featured the character Popeye Doyle ?</text:p>
      <text:p text:style-name="Standard">['what', 'films', 'featured', 'the', 'character', 'popeye', 'doyle']</text:p>
      <text:p text:style-name="Standard">7</text:p>
      <text:p text:style-name="Standard">0.0013101844897959183</text:p>
      <text:p text:style-name="Standard"><text:soft-page-break/>0.7824579360530675</text:p>
      <text:p text:style-name="Standard">Row 2</text:p>
      <text:p text:style-name="Standard">1</text:p>
      <text:p text:style-name="Standard">How can I find a list of celebrities ' real names ?</text:p>
      <text:p text:style-name="Standard">['how', 'can', 'find', 'list', 'of', 'celebrities', 'real', 'names']</text:p>
      <text:p text:style-name="Standard">8</text:p>
      <text:p text:style-name="Standard">2.7404778811929026e-13</text:p>
      <text:p text:style-name="Standard">2.4588954000112153e-05</text:p>
      <text:p text:style-name="Standard">Row 3</text:p>
      <text:p text:style-name="Standard">2</text:p>
      <text:p text:style-name="Standard">What fowl grabs the spotlight after the Chinese Year of the Monkey ?</text:p>
      <text:p text:style-name="Standard">['what', 'fowl', 'grabs', 'the', 'spotlight', 'after', 'the', 'chinese', 'year', 'of', 'the', 'monkey']</text:p>
      <text:p text:style-name="Standard">12</text:p>
      <text:p text:style-name="Standard">4.671329086249706e-10</text:p>
      <text:p text:style-name="Standard">0.08633452119520049</text:p>
      <text:p text:style-name="Standard">Row 4</text:p>
      <text:p text:style-name="Standard">0</text:p>
      <text:p text:style-name="Standard">What is the full form of .com ?</text:p>
      <text:p text:style-name="Standard">['what', 'is', 'the', 'full', 'form', 'of', 'com']</text:p>
      <text:p text:style-name="Standard">7</text:p>
      <text:p text:style-name="Standard">1.75915223862936e-12</text:p>
      <text:p text:style-name="Standard">0.02025786748867755</text:p>
      <text:p text:style-name="Standard">Mapping for target class</text:p>
      <text:p text:style-name="Standard">{'ABBR': 0, 'DESC': 1, 'ENTY': 2, 'HUM': 3, 'LOC': 4, 'NUM': 5}</text:p>
      <text:p text:style-name="Standard">Datatset Attribute</text:p>
      <text:p text:style-name="Standard">------------------------------------------------------------------------------------------------------------------------</text:p>
      <text:p text:style-name="Standard">| Targte class | Raw Question | Question After preprocessing | length of question | Lexical | syntactical |</text:p>
      <text:p text:style-name="Standard">------------------------------------------------------------------------------------------------------------------------</text:p>
      <text:p text:style-name="Standard">first 5 rows from dataset after processing the question</text:p>
      <text:p text:style-name="Standard">Row 0</text:p>
      <text:p text:style-name="Standard">5</text:p>
      <text:p text:style-name="Standard">How far is it from Denver to Aspen ?</text:p>
      <text:p text:style-name="Standard">['how', 'far', 'is', 'it', 'from', 'denver', 'to', 'aspen']</text:p>
      <text:p text:style-name="Standard">8</text:p>
      <text:p text:style-name="Standard">None</text:p>
      <text:p text:style-name="Standard">None</text:p>
      <text:p text:style-name="Standard">Row 1</text:p>
      <text:p text:style-name="Standard">4</text:p>
      <text:p text:style-name="Standard">What county is Modesto , California in ?</text:p>
      <text:p text:style-name="Standard">['what', 'county', 'is', 'modesto', 'california', 'in']</text:p>
      <text:p text:style-name="Standard">6</text:p>
      <text:p text:style-name="Standard">None</text:p>
      <text:p text:style-name="Standard">None</text:p>
      <text:p text:style-name="Standard">Row 2</text:p>
      <text:p text:style-name="Standard">3</text:p>
      <text:p text:style-name="Standard">Who was Galileo ?</text:p>
      <text:p text:style-name="Standard">['who', 'was', 'galileo']</text:p>
      <text:p text:style-name="Standard">3</text:p>
      <text:p text:style-name="Standard">None</text:p>
      <text:p text:style-name="Standard"><text:soft-page-break/>None</text:p>
      <text:p text:style-name="Standard">Row 3</text:p>
      <text:p text:style-name="Standard">1</text:p>
      <text:p text:style-name="Standard">What is an atom ?</text:p>
      <text:p text:style-name="Standard">['what', 'is', 'an', 'atom']</text:p>
      <text:p text:style-name="Standard">4</text:p>
      <text:p text:style-name="Standard">None</text:p>
      <text:p text:style-name="Standard">None</text:p>
      <text:p text:style-name="Standard">Row 4</text:p>
      <text:p text:style-name="Standard">5</text:p>
      <text:p text:style-name="Standard">When did Hawaii become a state ?</text:p>
      <text:p text:style-name="Standard">['when', 'did', 'hawaii', 'become', 'state']</text:p>
      <text:p text:style-name="Standard">5</text:p>
      <text:p text:style-name="Standard">None</text:p>
      <text:p text:style-name="Standard">None</text:p>
      <text:p text:style-name="Standard">first 5 rows from dataset after extracting lexical and syntactic data</text:p>
      <text:p text:style-name="Standard">Row 0</text:p>
      <text:p text:style-name="Standard">5</text:p>
      <text:p text:style-name="Standard">How far is it from Denver to Aspen ?</text:p>
      <text:p text:style-name="Standard">['how', 'far', 'is', 'it', 'from', 'denver', 'to', 'aspen']</text:p>
      <text:p text:style-name="Standard">8</text:p>
      <text:p text:style-name="Standard">['how', 'far', 'is', 'it', 'from', 'denver', 'to', 'aspen']</text:p>
      <text:p text:style-name="Standard">['WRB', 'RB', 'VBZ', 'PRP', 'IN', 'NN', 'TO', 'VB']</text:p>
      <text:p text:style-name="Standard">Row 1</text:p>
      <text:p text:style-name="Standard">4</text:p>
      <text:p text:style-name="Standard">What county is Modesto , California in ?</text:p>
      <text:p text:style-name="Standard">['what', 'county', 'is', 'modesto', 'california', 'in']</text:p>
      <text:p text:style-name="Standard">6</text:p>
      <text:p text:style-name="Standard">['what', 'county', 'is', 'modesto', 'california', 'in']</text:p>
      <text:p text:style-name="Standard">['WP', 'NN', 'VBZ', 'NN', 'NN', 'IN']</text:p>
      <text:p text:style-name="Standard">Row 2</text:p>
      <text:p text:style-name="Standard">3</text:p>
      <text:p text:style-name="Standard">Who was Galileo ?</text:p>
      <text:p text:style-name="Standard">['who', 'was', 'galileo']</text:p>
      <text:p text:style-name="Standard">3</text:p>
      <text:p text:style-name="Standard">['who', 'was', 'galileo']</text:p>
      <text:p text:style-name="Standard">['WP', 'VBD', 'NN']</text:p>
      <text:p text:style-name="Standard">Row 3</text:p>
      <text:p text:style-name="Standard">1</text:p>
      <text:p text:style-name="Standard">What is an atom ?</text:p>
      <text:p text:style-name="Standard">['what', 'is', 'an', 'atom']</text:p>
      <text:p text:style-name="Standard">4</text:p>
      <text:p text:style-name="Standard">['what', 'is', 'an', 'atom']</text:p>
      <text:p text:style-name="Standard">['WP', 'VBZ', 'DT', 'NN']</text:p>
      <text:p text:style-name="Standard">Row 4</text:p>
      <text:p text:style-name="Standard">5</text:p>
      <text:p text:style-name="Standard">When did Hawaii become a state ?</text:p>
      <text:p text:style-name="Standard">['when', 'did', 'hawaii', 'become', 'state']</text:p>
      <text:p text:style-name="Standard">5</text:p>
      <text:p text:style-name="Standard"><text:soft-page-break/>['when', 'did', 'hawaii', 'become', 'state']</text:p>
      <text:p text:style-name="Standard">['WRB', 'VBD', 'NN', 'NN', 'NN']</text:p>
      <text:p text:style-name="Standard">first 5 rows from testing dataset after probability calculations</text:p>
      <text:p text:style-name="Standard">Row 0</text:p>
      <text:p text:style-name="Standard">5</text:p>
      <text:p text:style-name="Standard">How far is it from Denver to Aspen ?</text:p>
      <text:p text:style-name="Standard">['how', 'far', 'is', 'it', 'from', 'denver', 'to', 'aspen']</text:p>
      <text:p text:style-name="Standard">8</text:p>
      <text:p text:style-name="Standard">5.4853999922335294e-08</text:p>
      <text:p text:style-name="Standard">0.0008350159563586373</text:p>
      <text:p text:style-name="Standard">Row 1</text:p>
      <text:p text:style-name="Standard">4</text:p>
      <text:p text:style-name="Standard">What county is Modesto , California in ?</text:p>
      <text:p text:style-name="Standard">['what', 'county', 'is', 'modesto', 'california', 'in']</text:p>
      <text:p text:style-name="Standard">6</text:p>
      <text:p text:style-name="Standard">1.1856409585819994e-06</text:p>
      <text:p text:style-name="Standard">1.5584426076095899</text:p>
      <text:p text:style-name="Standard">Row 2</text:p>
      <text:p text:style-name="Standard">3</text:p>
      <text:p text:style-name="Standard">Who was Galileo ?</text:p>
      <text:p text:style-name="Standard">['who', 'was', 'galileo']</text:p>
      <text:p text:style-name="Standard">3</text:p>
      <text:p text:style-name="Standard">0.058518982365854205</text:p>
      <text:p text:style-name="Standard">0.469523748848022</text:p>
      <text:p text:style-name="Standard">Row 3</text:p>
      <text:p text:style-name="Standard">1</text:p>
      <text:p text:style-name="Standard">What is an atom ?</text:p>
      <text:p text:style-name="Standard">['what', 'is', 'an', 'atom']</text:p>
      <text:p text:style-name="Standard">4</text:p>
      <text:p text:style-name="Standard">0.005470750385762961</text:p>
      <text:p text:style-name="Standard">0.7515745108399025</text:p>
      <text:p text:style-name="Standard">Row 4</text:p>
      <text:p text:style-name="Standard">5</text:p>
      <text:p text:style-name="Standard">When did Hawaii become a state ?</text:p>
      <text:p text:style-name="Standard">['when', 'did', 'hawaii', 'become', 'state']</text:p>
      <text:p text:style-name="Standard">5</text:p>
      <text:p text:style-name="Standard">2.907471246516451e-06</text:p>
      <text:p text:style-name="Standard">0.6002377132007415</text:p>
      <text:p text:style-name="Standard">/home/omkar/Dropbox/IITP/IITP_Assignment_Quiz/SEM1/AI/Assignment_4/dt.py:239: VisibleDeprecationWarning: Creating an ndarray from ragged nested sequences (which is a list-or-tuple of lists-or-tuples-or ndarrays with different lengths or shapes) is deprecated. If you meant to do this, you must specify 'dtype=object' when creating the ndarray.</text:p>
      <text:p text:style-name="Standard"><text:s text:c="2"/>actual_target=np.array(test_data_after_prob_cal).T.tolist()[0]</text:p>
      <text:p text:style-name="Standard">gini</text:p>
      <text:p text:style-name="Standard">Building Tree ...</text:p>
      <text:p text:style-name="Standard">Predicting test data ...</text:p>
      <text:p text:style-name="Standard">Accuracy <text:span text:style-name="T3">15</text:span></text:p>
      <text:p text:style-name="Standard"><text:s text:c="10"/>ABBR 0| DESC 1| ENTY 2| HUM 3| LOC 4| NUM 5</text:p>
      <text:p text:style-name="Standard"><text:soft-page-break/>precision [0.0, 0.18, 0.11920529801324503, 0.14213197969543148, 0.17142857142857143, 0.26666666666666666]</text:p>
      <text:p text:style-name="Standard">recall [0.0, 0.06521739130434782, 0.19148936170212766, 0.4307692307692308, 0.14814814814814814, 0.07079646017699115]</text:p>
      <text:p text:style-name="Standard">f-score [0.0, 0.09574468085106382, 0.1469387755102041, 0.2137404580152672, 0.15894039735099338, 0.11188811188811189]</text:p>
      <text:p text:style-name="Standard">support [9, 138, 94, 65, 81, 113]</text:p>
      <text:p text:style-name="Standard">entropy</text:p>
      <text:p text:style-name="Standard">Building Tree ...</text:p>
      <text:p text:style-name="Standard">Predicting test data ...</text:p>
      <text:p text:style-name="Standard">Accuracy <text:span text:style-name="T3">16.6</text:span></text:p>
      <text:p text:style-name="Standard"><text:s text:c="10"/>ABBR 0| DESC 1| ENTY 2| HUM 3| LOC 4| NUM 5</text:p>
      <text:p text:style-name="Standard">precision [0.0, 0.23255813953488372, 0.14507772020725387, 0.1568627450980392, 0.2033898305084746, 0.23076923076923078]</text:p>
      <text:p text:style-name="Standard">recall [0.0, 0.07246376811594203, 0.2978723404255319, 0.36923076923076925, 0.14814814814814814, 0.07964601769911504]</text:p>
      <text:p text:style-name="Standard">f-score [0.0, 0.11049723756906078, 0.19512195121951217, 0.22018348623853212, 0.17142857142857143, 0.11842105263157895]</text:p>
      <text:p text:style-name="Standard">support [9, 138, 94, 65, 81, 113]</text:p>
      <text:p text:style-name="Standard">ce</text:p>
      <text:p text:style-name="Standard">Building Tree ...</text:p>
      <text:p text:style-name="Standard">Predicting test data ...</text:p>
      <text:p text:style-name="Standard">Accuracy <text:span text:style-name="T3">18.6</text:span></text:p>
      <text:p text:style-name="Standard"><text:s text:c="10"/>ABBR 0| DESC 1| ENTY 2| HUM 3| LOC 4| NUM 5</text:p>
      <text:p text:style-name="Standard">precision [0.015625, 0.35135135135135137, 0.19402985074626866, 0.15, 0.2028985507246377, 0.20512820512820512]</text:p>
      <text:p text:style-name="Standard">recall [0.1111111111111111, 0.18840579710144928, 0.2765957446808511, 0.27692307692307694, 0.1728395061728395, 0.07079646017699115]</text:p>
      <text:p text:style-name="Standard">f-score [0.0273972602739726, 0.24528301886792453, 0.2280701754385965, 0.19459459459459458, 0.18666666666666665, 0.10526315789473684]</text:p>
      <text:p text:style-name="Standard">support [9, 138, 94, 65, 81, 113]</text:p>
      <text:p text:style-name="Standard">&gt;&gt;&gt; </text:p>
      <text:p text:style-name="Standard"/>
      <text:p text:style-name="P1"/>
      <text:p text:style-name="Standard"><text:span text:style-name="T1">Q] </text:span>Show whether errors propagated by one model are corrected by other</text:p>
      <text:p text:style-name="Standard">models or not. If yes, then report how many percent of samples are</text:p>
      <text:p text:style-name="Standard">corrected.</text:p>
      <text:p text:style-name="Standard">Ex. Observe how many samples are mis-classified using gini index based</text:p>
      <text:p text:style-name="Standard">model but correctly classified by mis-classification error and</text:p>
      <text:p text:style-name="Standard">cross-entropy based model.</text:p>
      <text:p text:style-name="Standard"/>
      <text:p text:style-name="Standard">samples misclassfied by gini but correctly classified by entropy 38</text:p>
      <text:p text:style-name="Standard">samples misclassfied by gini but correctly classified by ce 5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07:51:59.212119437</meta:creation-date>
    <dc:date>2021-10-06T09:42:09.063880601</dc:date>
    <meta:editing-duration>PT29M34S</meta:editing-duration>
    <meta:editing-cycles>6</meta:editing-cycles>
    <meta:generator>LibreOffice/7.1.6.2.0$Linux_X86_64 LibreOffice_project/10$Build-2</meta:generator>
    <meta:document-statistic meta:table-count="0" meta:image-count="0" meta:object-count="0" meta:page-count="6" meta:paragraph-count="269" meta:word-count="1165" meta:character-count="8276" meta:non-whitespace-character-count="7347"/>
  </office:meta>
</office:document-meta>
</file>